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9.043cm"/>
    </style:style>
    <style:style style:name="co3" style:family="table-column">
      <style:table-column-properties fo:break-before="auto" style:column-width="1.984cm"/>
    </style:style>
    <style:style style:name="co10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8.414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co16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4.763cm"/>
    </style:style>
    <style:style style:name="co17" style:family="table-column">
      <style:table-column-properties fo:break-before="auto" style:column-width="3.96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381cm"/>
    </style:style>
    <style:style style:name="co23" style:family="table-column">
      <style:table-column-properties fo:break-before="auto" style:column-width="2.935cm"/>
    </style:style>
    <style:style style:name="co24" style:family="table-column">
      <style:table-column-properties fo:break-before="auto" style:column-width="2.3cm"/>
    </style:style>
    <style:style style:name="co25" style:family="table-column">
      <style:table-column-properties fo:break-before="auto" style:column-width="2.697cm"/>
    </style:style>
    <style:style style:name="co26" style:family="table-column">
      <style:table-column-properties fo:break-before="auto" style:column-width="2.752cm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61cm" fo:break-before="auto" style:use-optimal-row-height="true"/>
    </style:style>
    <style:style style:name="ro9" style:family="table-row">
      <style:table-row-properties style:row-height="1.058cm" fo:break-before="auto" style:use-optimal-row-height="true"/>
    </style:style>
    <style:style style:name="ro10" style:family="table-row">
      <style:table-row-properties style:row-height="11.007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30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ackground-color="transparent" fo:border="0.002cm solid #000000"/>
    </style:style>
    <style:style style:name="ce138" style:family="table-cell" style:parent-style-name="Default" style:data-style-name="N2">
      <style:table-cell-properties fo:background-color="transparent" fo:border="0.002cm solid #000000" style:vertical-align="automatic"/>
    </style:style>
    <style:style style:name="ce13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40" style:family="table-cell" style:parent-style-name="Default" style:data-style-name="N2"/>
    <style:style style:name="ce16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21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6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3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89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90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8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00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6">
      <style:table-cell-properties fo:background-color="transparent" style:vertical-align="automatic"/>
    </style:style>
    <style:style style:name="ce84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1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3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ackground-color="transparent" fo:wrap-option="wrap" style:vertical-align="top"/>
    </style:style>
    <style:style style:name="ce98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99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9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1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2" style:family="table-cell" style:parent-style-name="Default" style:data-style-name="N0">
      <style:table-cell-properties fo:background-color="#c5d9f1" fo:border="0.002cm solid #000000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fo:background-color="#f2dcdb" fo:border="0.002cm solid #000000"/>
    </style:style>
    <style:style style:name="ce116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#ebf1de" fo:border="0.002cm solid #000000"/>
    </style:style>
    <style:style style:name="ce118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e4dfec" fo:border="0.002cm solid #000000"/>
    </style:style>
    <style:style style:name="ce12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25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2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43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4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145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46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47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8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9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50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51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52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53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55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56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57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58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60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61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2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63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6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65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f2f2f2" fo:border="0.002cm solid #000000"/>
    </style:style>
    <style:style style:name="ce167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69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70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71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72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74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77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78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79" style:family="table-cell" style:parent-style-name="Default" style:data-style-name="N106">
      <style:table-cell-properties fo:background-color="transparent"/>
    </style:style>
    <style:style style:name="ce18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81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8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83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84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85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26_nov_201" table:style-name="ta1" table:print="false"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16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16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16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16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16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16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style-name="ce140" table:formula="of:=SUM([.AA21];[.W21];[.S21];[.O21];[.K21];[.G21];[.C21])" office:value-type="float" office:value="6.55">
            <text:p>6,55</text:p>
          </table:table-cell>
          <table:table-cell table:style-name="ce140" table:formula="of:=SUM([.AB21];[.X21];[.T21];[.P21];[.L21];[.H21];[.D21])" office:value-type="float" office:value="8">
            <text:p>8,00</text:p>
          </table:table-cell>
          <table:table-cell table:style-name="ce140" table:formula="of:=SUM([.AC21];[.Y21];[.U21];[.Q21];[.M21];[.I21];[.E21])" office:value-type="float" office:value="7">
            <text:p>7,00</text:p>
          </table:table-cell>
          <table:table-cell table:style-name="ce140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5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12">
            <text:p>1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1">
            <text:p>1</text:p>
          </table:table-cell>
          <table:table-cell table:style-name="ce135"/>
          <table:table-cell table:style-name="ce137" table:formula="of:=SUM([.C13:.AD13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0.25">
            <text:p>0,25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3.3">
            <text:p>3,3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4:.AD14])" office:value-type="float" office:value="3.55">
            <text:p>3,55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Structure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5:.AD15])" office:value-type="float" office:value="2">
            <text:p>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/>
          <table:table-cell table:style-name="ce14" office:value-type="string">
            <text:p>Coder la fonction QuiEditerQuelSection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6:.AD16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table:formula="of:=SUM([.C8:.C20])" office:value-type="float" office:value="3">
            <text:p>3,00</text:p>
          </table:table-cell>
          <table:table-cell table:style-name="ce21" table:formula="of:=SUM([.D8:.D20])" office:value-type="float" office:value="3">
            <text:p>3,00</text:p>
          </table:table-cell>
          <table:table-cell table:style-name="ce23" table:formula="of:=SUM([.E8:.E20])" office:value-type="float" office:value="3">
            <text:p>3,00</text:p>
          </table:table-cell>
          <table:table-cell table:style-name="ce25" table:formula="of:=SUM([.F8:.F20])" office:value-type="float" office:value="3">
            <text:p>3,00</text:p>
          </table:table-cell>
          <table:table-cell table:style-name="ce18" table:formula="of:=SUM([.G8:.G20])" office:value-type="float" office:value="0">
            <text:p>0,00</text:p>
          </table:table-cell>
          <table:table-cell table:style-name="ce21" table:formula="of:=SUM([.H8:.H20])" office:value-type="float" office:value="0">
            <text:p>0,00</text:p>
          </table:table-cell>
          <table:table-cell table:style-name="ce23" table:formula="of:=SUM([.I8:.I20])" office:value-type="float" office:value="0">
            <text:p>0,00</text:p>
          </table:table-cell>
          <table:table-cell table:style-name="ce25" table:formula="of:=SUM([.J8:.J20])" office:value-type="float" office:value="0">
            <text:p>0,00</text:p>
          </table:table-cell>
          <table:table-cell table:style-name="ce18" table:formula="of:=SUM([.K8:.K20])" office:value-type="float" office:value="0">
            <text:p>0,00</text:p>
          </table:table-cell>
          <table:table-cell table:style-name="ce21" table:formula="of:=SUM([.L8:.L20])" office:value-type="float" office:value="0">
            <text:p>0,00</text:p>
          </table:table-cell>
          <table:table-cell table:style-name="ce23" table:formula="of:=SUM([.M8:.M20])" office:value-type="float" office:value="0">
            <text:p>0,00</text:p>
          </table:table-cell>
          <table:table-cell table:style-name="ce25" table:formula="of:=SUM([.N8:.N20])" office:value-type="float" office:value="2">
            <text:p>2,00</text:p>
          </table:table-cell>
          <table:table-cell table:style-name="ce18" table:formula="of:=SUM([.O8:.O20])" office:value-type="float" office:value="0">
            <text:p>0,00</text:p>
          </table:table-cell>
          <table:table-cell table:style-name="ce21" table:formula="of:=SUM([.P8:.P20])" office:value-type="float" office:value="0">
            <text:p>0,00</text:p>
          </table:table-cell>
          <table:table-cell table:style-name="ce23" table:formula="of:=SUM([.Q8:.Q20])" office:value-type="float" office:value="0">
            <text:p>0,00</text:p>
          </table:table-cell>
          <table:table-cell table:style-name="ce25" table:formula="of:=SUM([.R8:.R20])" office:value-type="float" office:value="0">
            <text:p>0,00</text:p>
          </table:table-cell>
          <table:table-cell table:style-name="ce18" table:formula="of:=SUM([.S8:.S20])" office:value-type="float" office:value="0">
            <text:p>0,00</text:p>
          </table:table-cell>
          <table:table-cell table:style-name="ce21" table:formula="of:=SUM([.T8:.T20])" office:value-type="float" office:value="0">
            <text:p>0,00</text:p>
          </table:table-cell>
          <table:table-cell table:style-name="ce23" table:formula="of:=SUM([.U8:.U20])" office:value-type="float" office:value="0">
            <text:p>0,00</text:p>
          </table:table-cell>
          <table:table-cell table:style-name="ce25" table:formula="of:=SUM([.V8:.V20])" office:value-type="float" office:value="0">
            <text:p>0,00</text:p>
          </table:table-cell>
          <table:table-cell table:style-name="ce18" table:formula="of:=SUM([.W8:.W20])" office:value-type="float" office:value="0.25">
            <text:p>0,25</text:p>
          </table:table-cell>
          <table:table-cell table:style-name="ce21" table:formula="of:=SUM([.X8:.X20])" office:value-type="float" office:value="1">
            <text:p>1,00</text:p>
          </table:table-cell>
          <table:table-cell table:style-name="ce23" table:formula="of:=SUM([.Y8:.Y20])" office:value-type="float" office:value="3">
            <text:p>3,00</text:p>
          </table:table-cell>
          <table:table-cell table:style-name="ce25" table:formula="of:=SUM([.Z8:.Z20])" office:value-type="float" office:value="0">
            <text:p>0,00</text:p>
          </table:table-cell>
          <table:table-cell table:style-name="ce18" table:formula="of:=SUM([.AA8:.AA20])" office:value-type="float" office:value="3.3">
            <text:p>3,30</text:p>
          </table:table-cell>
          <table:table-cell table:style-name="ce21" table:formula="of:=SUM([.AB8:.AB20])" office:value-type="float" office:value="4">
            <text:p>4,00</text:p>
          </table:table-cell>
          <table:table-cell table:style-name="ce23" table:formula="of:=SUM([.AC8:.AC20])" office:value-type="float" office:value="1">
            <text:p>1,00</text:p>
          </table:table-cell>
          <table:table-cell table:style-name="ce25" table:formula="of:=SUM([.AD8:.AD20])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1:.F21])" office:value-type="float" office:value="12" table:number-columns-spanned="4" table:number-rows-spanned="1">
            <text:p>12,00</text:p>
          </table:table-cell>
          <table:covered-table-cell table:style-name="ce19" table:formula="of:=SUM([.D21:.G21])" office:value-type="float" office:value="9">
            <text:p>9,00</text:p>
          </table:covered-table-cell>
          <table:covered-table-cell table:style-name="ce19" table:formula="of:=SUM([.E21:.H21])" office:value-type="float" office:value="6">
            <text:p>6,00</text:p>
          </table:covered-table-cell>
          <table:covered-table-cell table:style-name="ce19" table:formula="of:=SUM([.F21:.I21])" office:value-type="float" office:value="3">
            <text:p>3,00</text:p>
          </table:covered-table-cell>
          <table:table-cell table:style-name="ce19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19"/>
          <table:table-cell table:style-name="ce19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9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138" table:formula="of:=SUM([.AE8:.AE20])" office:value-type="float" office:value="26.55">
            <text:p>26,55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4_3_dec_2012" table:style-name="ta1" table:print="false">
        <table:table-column table:style-name="co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5" table:default-cell-style-name="ce2"/>
        <table:table-column table:style-name="co10" table:default-cell-style-name="ce2"/>
        <table:table-column table:style-name="co17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16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16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16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16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16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16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43" office:value-type="date" office:date-value="2012-11-30">
            <text:p>30 nov. 20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8:.AG8])" office:value-type="float" office:value="0">
            <text:p>0,00</text:p>
          </table:table-cell>
          <table:table-cell table:style-name="ce156" table:formula="of:=[S3_19_nov_2012.AE8]" office:value-type="float" office:value="0">
            <text:p>0,00</text:p>
          </table:table-cell>
          <table:table-cell table:style-name="ce157" table:formula="of:=SUM([.AH8:.AI8])" office:value-type="float" office:value="0">
            <text:p>0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table:formula="of:=SUM([.C8:.C22])" office:value-type="float" office:value="382">
            <text:p>382</text:p>
          </table:table-cell>
          <table:table-cell table:style-name="ce174" table:formula="of:=[.AQ8]" office:value-type="float" office:value="382">
            <text:p>382</text:p>
          </table:table-cell>
          <table:table-cell/>
          <table:table-cell table:style-name="ce38"/>
          <table:table-cell table:style-name="ce140" table:formula="of:=SUM([.AD23];[.Z23];[.V23];[.R23];[.N23];[.J23];[.F23];[S4_26_nov_201.AI8])" office:value-type="float" office:value="10.3">
            <text:p>10,30</text:p>
          </table:table-cell>
          <table:table-cell table:style-name="ce140" table:formula="of:=SUM([.AE23];[.AA23];[.W23];[.S23];[.O23];[.K23];[.G23];[S4_26_nov_201.AJ8])" office:value-type="float" office:value="11">
            <text:p>11,00</text:p>
          </table:table-cell>
          <table:table-cell table:style-name="ce140" table:formula="of:=SUM([.AF23];[.AB23];[.X23];[.T23];[.P23];[.L23];[.H23];[S4_26_nov_201.AK8])" office:value-type="float" office:value="10">
            <text:p>10,00</text:p>
          </table:table-cell>
          <table:table-cell table:style-name="ce140" table:formula="of:=SUM([.AG23];[.AC23];[.Y23];[.U23];[.Q23];[.M23];[.I23];[S4_26_nov_201.AL8])" office:value-type="float" office:value="8">
            <text:p>8,00</text:p>
          </table:table-cell>
          <table:table-cell table:number-columns-repeated="974"/>
        </table:table-row>
        <table:table-row table:style-name="ro11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86" office:value-type="float" office:value="40">
            <text:p>40</text:p>
          </table:table-cell>
          <table:table-cell table:style-name="ce144" office:value-type="date" office:date-value="2012-12-07">
            <text:p>7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9:.AG9])" office:value-type="float" office:value="0">
            <text:p>0,00</text:p>
          </table:table-cell>
          <table:table-cell table:style-name="ce156" table:formula="of:=[S3_19_nov_2012.AE9]" office:value-type="float" office:value="0">
            <text:p>0,00</text:p>
          </table:table-cell>
          <table:table-cell table:style-name="ce157" table:formula="of:=SUM([.AH9:.AI9])" office:value-type="float" office:value="0">
            <text:p>0,00</text:p>
          </table:table-cell>
          <table:table-cell table:style-name="ce160" office:value-type="float" office:value="1">
            <text:p>1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1-26">
            <text:p>26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9];[.C8:.C22])" office:value-type="float" office:value="0">
            <text:p>0</text:p>
          </table:table-cell>
          <table:table-cell table:style-name="ce173" table:formula="of:=[.AQ8]-[.AO9]" office:value-type="float" office:value="382">
            <text:p>382</text:p>
          </table:table-cell>
          <table:table-cell table:style-name="ce174" table:formula="of:=IF([.AN9]&lt;=NOW();[.AR8]-[.AP9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41" office:value-type="float" office:value="20">
            <text:p>20</text:p>
          </table:table-cell>
          <table:table-cell table:style-name="ce143" office:value-type="date" office:date-value="2012-12-02">
            <text:p>2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0:.AG10])" office:value-type="float" office:value="0">
            <text:p>0,00</text:p>
          </table:table-cell>
          <table:table-cell table:style-name="ce156" table:formula="of:=[S3_19_nov_2012.AE10]" office:value-type="float" office:value="1">
            <text:p>1,00</text:p>
          </table:table-cell>
          <table:table-cell table:style-name="ce157" table:formula="of:=SUM([.AH10:.AI10])" office:value-type="float" office:value="1">
            <text:p>1,00</text:p>
          </table:table-cell>
          <table:table-cell table:style-name="ce160" office:value-type="float" office:value="6">
            <text:p>6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1-27">
            <text:p>27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0];[.C8:.C22])" office:value-type="float" office:value="0">
            <text:p>0</text:p>
          </table:table-cell>
          <table:table-cell table:style-name="ce173" table:formula="of:=[.AQ9]-[.AO10]" office:value-type="float" office:value="382">
            <text:p>382</text:p>
          </table:table-cell>
          <table:table-cell table:style-name="ce174" table:formula="of:=IF([.AN10]&lt;=NOW();[.AR9]-[.AP10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145" office:value-type="date" office:date-value="2012-12-03">
            <text:p>3 déc. 2012</text:p>
          </table:table-cell>
          <table:table-cell table:style-name="ce148" office:value-type="date" office:date-value="2012-12-03">
            <text:p>3 déc. 12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1:.AG11])" office:value-type="float" office:value="12">
            <text:p>12,00</text:p>
          </table:table-cell>
          <table:table-cell table:style-name="ce156" table:formula="of:=[S3_19_nov_2012.AE11]" office:value-type="float" office:value="0">
            <text:p>0,00</text:p>
          </table:table-cell>
          <table:table-cell table:style-name="ce157" table:formula="of:=SUM([.AH11:.AI11])" office:value-type="float" office:value="12">
            <text:p>12,00</text:p>
          </table:table-cell>
          <table:table-cell table:style-name="ce161" office:value-type="float" office:value="2">
            <text:p>2,0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1-28">
            <text:p>28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1];[.C8:.C22])" office:value-type="float" office:value="0">
            <text:p>0</text:p>
          </table:table-cell>
          <table:table-cell table:style-name="ce173" table:formula="of:=[.AQ10]-[.AO11]" office:value-type="float" office:value="382">
            <text:p>382</text:p>
          </table:table-cell>
          <table:table-cell table:style-name="ce174" table:formula="of:=IF([.AN11]&lt;=NOW();[.AR10]-[.AP11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86" office:value-type="float" office:value="30">
            <text:p>30</text:p>
          </table:table-cell>
          <table:table-cell table:style-name="ce144" office:value-type="date" office:date-value="2012-12-06">
            <text:p>6 déc. 2012</text:p>
          </table:table-cell>
          <table:table-cell table:style-name="ce149" office:value-type="date" office:date-value="2012-12-02">
            <text:p>2 déc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2:.AG12])" office:value-type="float" office:value="0">
            <text:p>0,00</text:p>
          </table:table-cell>
          <table:table-cell table:style-name="ce156" table:formula="of:=[S3_19_nov_2012.AE12]" office:value-type="float" office:value="0">
            <text:p>0,00</text:p>
          </table:table-cell>
          <table:table-cell table:style-name="ce157" table:formula="of:=SUM([.AH12:.AI12])" office:value-type="float" office:value="0">
            <text:p>0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29">
            <text:p>29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2];[.C8:.C22])" office:value-type="float" office:value="0">
            <text:p>0</text:p>
          </table:table-cell>
          <table:table-cell table:style-name="ce173" table:formula="of:=[.AQ11]-[.AO12]" office:value-type="float" office:value="382">
            <text:p>382</text:p>
          </table:table-cell>
          <table:table-cell table:style-name="ce174" table:formula="of:=IF([.AN12]&lt;=NOW();[.AR11]-[.AP12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86" office:value-type="float" office:value="70">
            <text:p>70</text:p>
          </table:table-cell>
          <table:table-cell table:style-name="ce144" office:value-type="date" office:date-value="2012-12-06">
            <text:p>6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3:.AG13])" office:value-type="float" office:value="0">
            <text:p>0,00</text:p>
          </table:table-cell>
          <table:table-cell table:style-name="ce156" table:formula="of:=[S3_19_nov_2012.AE13]" office:value-type="float" office:value="0">
            <text:p>0,00</text:p>
          </table:table-cell>
          <table:table-cell table:style-name="ce157" table:formula="of:=SUM([.AH13:.AI13])" office:value-type="float" office:value="0">
            <text:p>0,0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30">
            <text:p>30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2];[.AN13];[.C8:.C22])" office:value-type="float" office:value="0">
            <text:p>0</text:p>
          </table:table-cell>
          <table:table-cell table:style-name="ce173" table:formula="of:=[.AQ12]-[.AO13]" office:value-type="float" office:value="372">
            <text:p>372</text:p>
          </table:table-cell>
          <table:table-cell table:style-name="ce174" table:formula="of:=IF([.AN13]&lt;=NOW();[.AR12]-[.AP13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86" office:value-type="float" office:value="50">
            <text:p>50</text:p>
          </table:table-cell>
          <table:table-cell table:style-name="ce144" office:value-type="date" office:date-value="2012-12-06">
            <text:p>6 déc. 2012</text:p>
          </table:table-cell>
          <table:table-cell table:style-name="ce148"/>
          <table:table-cell table:style-name="ce130" office:value-type="float" office:value="0.75">
            <text:p>0,75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4:.AG14])" office:value-type="float" office:value="0.75">
            <text:p>0,75</text:p>
          </table:table-cell>
          <table:table-cell table:style-name="ce156" table:formula="of:=[S3_19_nov_2012.AE14]" office:value-type="float" office:value="0">
            <text:p>0,00</text:p>
          </table:table-cell>
          <table:table-cell table:style-name="ce157" table:formula="of:=SUM([.AH14:.AI14])" office:value-type="float" office:value="0.75">
            <text:p>0,75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2-01">
            <text:p>01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4];[.C8:.C22])" office:value-type="float" office:value="0">
            <text:p>0</text:p>
          </table:table-cell>
          <table:table-cell table:style-name="ce173" table:formula="of:=[.AQ13]-[.AO14]" office:value-type="float" office:value="372">
            <text:p>372</text:p>
          </table:table-cell>
          <table:table-cell table:style-name="ce174" table:formula="of:=IF([.AN14]&lt;=NOW();[.AR13]-[.AP14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la fonction QuiEditerStructure()</text:p>
          </table:table-cell>
          <table:table-cell table:style-name="ce86" office:value-type="float" office:value="70">
            <text:p>70</text:p>
          </table:table-cell>
          <table:table-cell table:style-name="ce144" office:value-type="date" office:date-value="2012-12-06">
            <text:p>6 déc. 20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5:.AG15])" office:value-type="float" office:value="0">
            <text:p>0,00</text:p>
          </table:table-cell>
          <table:table-cell table:style-name="ce156" table:formula="of:=[S3_19_nov_2012.AE15]" office:value-type="float" office:value="0">
            <text:p>0,00</text:p>
          </table:table-cell>
          <table:table-cell table:style-name="ce157" table:formula="of:=SUM([.AH15:.AI15])" office:value-type="float" office:value="0">
            <text:p>0,00</text:p>
          </table:table-cell>
          <table:table-cell table:style-name="ce163" office:value-type="float" office:value="8">
            <text:p>8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2-02">
            <text:p>02-déc.-12</text:p>
          </table:table-cell>
          <table:table-cell table:style-name="ce170" office:value-type="float" office:value="20">
            <text:p>20</text:p>
          </table:table-cell>
          <table:table-cell table:style-name="ce171" table:formula="of:=SUMIF([.E8:.E22];[.AN15];[.C8:.C22])" office:value-type="float" office:value="30">
            <text:p>30</text:p>
          </table:table-cell>
          <table:table-cell table:style-name="ce173" table:formula="of:=[.AQ14]-[.AO15]" office:value-type="float" office:value="352">
            <text:p>352</text:p>
          </table:table-cell>
          <table:table-cell table:style-name="ce174" table:formula="of:=IF([.AN15]&lt;=NOW();[.AR14]-[.AP15];&quot;&quot;)" office:value-type="float" office:value="352">
            <text:p>35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QuelSection()</text:p>
          </table:table-cell>
          <table:table-cell table:style-name="ce86" office:value-type="float" office:value="50">
            <text:p>50</text:p>
          </table:table-cell>
          <table:table-cell table:style-name="ce144" office:value-type="date" office:date-value="2012-12-06">
            <text:p>6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6:.AG16])" office:value-type="float" office:value="0">
            <text:p>0,00</text:p>
          </table:table-cell>
          <table:table-cell table:style-name="ce156" table:formula="of:=[S3_19_nov_2012.AE16]" office:value-type="float" office:value="0">
            <text:p>0,00</text:p>
          </table:table-cell>
          <table:table-cell table:style-name="ce157" table:formula="of:=SUM([.AH16:.AI16])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2-03">
            <text:p>03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6];[.C8:.C22])" office:value-type="float" office:value="1">
            <text:p>1</text:p>
          </table:table-cell>
          <table:table-cell table:style-name="ce173" table:formula="of:=[.AQ15]-[.AO16]" office:value-type="float" office:value="352">
            <text:p>352</text:p>
          </table:table-cell>
          <table:table-cell table:style-name="ce174" table:formula="of:=IF([.AN16]&lt;=NOW();[.AR15]-[.AP16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/>
          <table:table-cell table:style-name="ce14" office:value-type="string">
            <text:p>Coder le générateur d'affichage</text:p>
          </table:table-cell>
          <table:table-cell table:style-name="ce86" office:value-type="float" office:value="20">
            <text:p>20</text:p>
          </table:table-cell>
          <table:table-cell table:style-name="ce143" office:value-type="date" office:date-value="2012-12-07">
            <text:p>7 déc. 2012</text:p>
          </table:table-cell>
          <table:table-cell table:style-name="ce15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7:.AG17])" office:value-type="float" office:value="0">
            <text:p>0,00</text:p>
          </table:table-cell>
          <table:table-cell table:style-name="ce156" table:formula="of:=[S3_19_nov_2012.AE17]" office:value-type="float" office:value="1">
            <text:p>1,00</text:p>
          </table:table-cell>
          <table:table-cell table:style-name="ce157" table:formula="of:=SUM([.AH17:.AI17])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2-04">
            <text:p>04-déc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2];[.AN17];[.C8:.C22])" office:value-type="float" office:value="0">
            <text:p>0</text:p>
          </table:table-cell>
          <table:table-cell table:style-name="ce173" table:formula="of:=[.AQ16]-[.AO17]" office:value-type="float" office:value="342">
            <text:p>342</text:p>
          </table:table-cell>
          <table:table-cell table:style-name="ce174" table:formula="of:=IF([.AN17]&lt;=NOW();[.AR16]-[.AP17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86" office:value-type="float" office:value="1">
            <text:p>1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8:.AG18])" office:value-type="float" office:value="0">
            <text:p>0,00</text:p>
          </table:table-cell>
          <table:table-cell table:style-name="ce156" table:formula="of:=[S3_19_nov_2012.AE18]" office:value-type="float" office:value="0">
            <text:p>0,00</text:p>
          </table:table-cell>
          <table:table-cell table:style-name="ce157" table:formula="of:=SUM([.AH18:.AI18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2-05">
            <text:p>05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8];[.C8:.C22])" office:value-type="float" office:value="0">
            <text:p>0</text:p>
          </table:table-cell>
          <table:table-cell table:style-name="ce173" table:formula="of:=[.AQ17]-[.AO18]" office:value-type="float" office:value="342">
            <text:p>342</text:p>
          </table:table-cell>
          <table:table-cell table:style-name="ce174" table:formula="of:=IF([.AN18]&lt;=NOW();[.AR17]-[.AP18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86" office:value-type="float" office:value="10">
            <text:p>10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9:.AG19])" office:value-type="float" office:value="0">
            <text:p>0,00</text:p>
          </table:table-cell>
          <table:table-cell table:style-name="ce156" table:formula="of:=[S3_19_nov_2012.AE19]" office:value-type="float" office:value="0">
            <text:p>0,00</text:p>
          </table:table-cell>
          <table:table-cell table:style-name="ce157" table:formula="of:=SUM([.AH19:.AI19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2-06">
            <text:p>06-déc.-12</text:p>
          </table:table-cell>
          <table:table-cell table:style-name="ce170" office:value-type="float" office:value="240">
            <text:p>240</text:p>
          </table:table-cell>
          <table:table-cell table:style-name="ce171" table:formula="of:=SUMIF([.E8:.E22];[.AN19];[.C8:.C22])" office:value-type="float" office:value="0">
            <text:p>0</text:p>
          </table:table-cell>
          <table:table-cell table:style-name="ce173" table:formula="of:=[.AQ18]-[.AO19]" office:value-type="float" office:value="102">
            <text:p>102</text:p>
          </table:table-cell>
          <table:table-cell table:style-name="ce174" table:formula="of:=IF([.AN19]&lt;=NOW();[.AR18]-[.AP19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86" office:value-type="float" office:value="10">
            <text:p>10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0:.AG20])" office:value-type="float" office:value="0">
            <text:p>0,00</text:p>
          </table:table-cell>
          <table:table-cell table:style-name="ce156" table:formula="of:=[S3_19_nov_2012.AE20]" office:value-type="float" office:value="0">
            <text:p>0,00</text:p>
          </table:table-cell>
          <table:table-cell table:style-name="ce157" table:formula="of:=SUM([.AH20:.AI20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2-07">
            <text:p>07-déc.-12</text:p>
          </table:table-cell>
          <table:table-cell table:style-name="ce170" office:value-type="float" office:value="60">
            <text:p>60</text:p>
          </table:table-cell>
          <table:table-cell table:style-name="ce171" table:formula="of:=SUMIF([.E8:.E22];[.AN20];[.C8:.C22])" office:value-type="float" office:value="0">
            <text:p>0</text:p>
          </table:table-cell>
          <table:table-cell table:style-name="ce173" table:formula="of:=[.AQ19]-[.AO20]" office:value-type="float" office:value="42">
            <text:p>42</text:p>
          </table:table-cell>
          <table:table-cell table:style-name="ce174" table:formula="of:=IF([.AN20]&lt;=NOW();[.AR19]-[.AP20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142"/>
          <table:table-cell table:style-name="ce146"/>
          <table:table-cell table:style-name="ce15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1:.AG21])" office:value-type="float" office:value="0">
            <text:p>0,00</text:p>
          </table:table-cell>
          <table:table-cell table:style-name="ce156" table:formula="of:=[S3_19_nov_2012.AE21]" office:value-type="float" office:value="0">
            <text:p>0,00</text:p>
          </table:table-cell>
          <table:table-cell table:style-name="ce157" table:formula="of:=SUM([.AH21:.AI21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2-08">
            <text:p>08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21];[.C8:.C22])" office:value-type="float" office:value="0">
            <text:p>0</text:p>
          </table:table-cell>
          <table:table-cell table:style-name="ce173" table:formula="of:=[.AQ20]-[.AO21]" office:value-type="float" office:value="42">
            <text:p>42</text:p>
          </table:table-cell>
          <table:table-cell table:style-name="ce174" table:formula="of:=IF([.AN21]&lt;=NOW();[.AR20]-[.AP21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86"/>
          <table:table-cell table:style-name="ce147"/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2:.AG22])" office:value-type="float" office:value="0">
            <text:p>0,00</text:p>
          </table:table-cell>
          <table:table-cell table:style-name="ce156" table:formula="of:=[S3_19_nov_2012.AE22]" office:value-type="float" office:value="0">
            <text:p>0,00</text:p>
          </table:table-cell>
          <table:table-cell table:style-name="ce157" table:formula="of:=SUM([.AH22:.AI22])" office:value-type="float" office:value="0">
            <text:p>0,00</text:p>
          </table:table-cell>
          <table:table-cell table:style-name="ce164" office:value-type="float" office:value="2">
            <text:p>2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2-09">
            <text:p>09-déc.-12</text:p>
          </table:table-cell>
          <table:table-cell table:style-name="ce170" office:value-type="float" office:value="21">
            <text:p>21</text:p>
          </table:table-cell>
          <table:table-cell table:style-name="ce171" table:formula="of:=SUMIF([.E8:.E22];[.AN22];[.C8:.C22])" office:value-type="float" office:value="0">
            <text:p>0</text:p>
          </table:table-cell>
          <table:table-cell table:style-name="ce173" table:formula="of:=[.AQ21]-[.AO22]" office:value-type="float" office:value="21">
            <text:p>21</text:p>
          </table:table-cell>
          <table:table-cell table:style-name="ce174" table:formula="of:=IF([.AN22]&lt;=NOW();[.AR21]-[.AP22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2])" office:value-type="float" office:value="3.75">
            <text:p>3,75</text:p>
          </table:table-cell>
          <table:table-cell table:style-name="ce21" table:formula="of:=SUM([.G8:.G22])" office:value-type="float" office:value="3">
            <text:p>3,00</text:p>
          </table:table-cell>
          <table:table-cell table:style-name="ce23" table:formula="of:=SUM([.H8:.H22])" office:value-type="float" office:value="3">
            <text:p>3,00</text:p>
          </table:table-cell>
          <table:table-cell table:style-name="ce25" table:formula="of:=SUM([.I8:.I22])" office:value-type="float" office:value="3">
            <text:p>3,00</text:p>
          </table:table-cell>
          <table:table-cell table:style-name="ce18" table:formula="of:=SUM([.J8:.J22])" office:value-type="float" office:value="0">
            <text:p>0,00</text:p>
          </table:table-cell>
          <table:table-cell table:style-name="ce21" table:formula="of:=SUM([.K8:.K22])" office:value-type="float" office:value="0">
            <text:p>0,00</text:p>
          </table:table-cell>
          <table:table-cell table:style-name="ce23" table:formula="of:=SUM([.L8:.L22])" office:value-type="float" office:value="0">
            <text:p>0,00</text:p>
          </table:table-cell>
          <table:table-cell table:style-name="ce25" table:formula="of:=SUM([.M8:.M22])" office:value-type="float" office:value="0">
            <text:p>0,00</text:p>
          </table:table-cell>
          <table:table-cell table:style-name="ce18" table:formula="of:=SUM([.N8:.N22])" office:value-type="float" office:value="0">
            <text:p>0,00</text:p>
          </table:table-cell>
          <table:table-cell table:style-name="ce21" table:formula="of:=SUM([.O8:.O22])" office:value-type="float" office:value="0">
            <text:p>0,00</text:p>
          </table:table-cell>
          <table:table-cell table:style-name="ce23" table:formula="of:=SUM([.P8:.P22])" office:value-type="float" office:value="0">
            <text:p>0,00</text:p>
          </table:table-cell>
          <table:table-cell table:style-name="ce25" table:formula="of:=SUM([.Q8:.Q22])" office:value-type="float" office:value="0">
            <text:p>0,00</text:p>
          </table:table-cell>
          <table:table-cell table:style-name="ce18" table:formula="of:=SUM([.R8:.R22])" office:value-type="float" office:value="0">
            <text:p>0,00</text:p>
          </table:table-cell>
          <table:table-cell table:style-name="ce21" table:formula="of:=SUM([.S8:.S22])" office:value-type="float" office:value="0">
            <text:p>0,00</text:p>
          </table:table-cell>
          <table:table-cell table:style-name="ce23" table:formula="of:=SUM([.T8:.T22])" office:value-type="float" office:value="0">
            <text:p>0,00</text:p>
          </table:table-cell>
          <table:table-cell table:style-name="ce25" table:formula="of:=SUM([.U8:.U22])" office:value-type="float" office:value="0">
            <text:p>0,00</text:p>
          </table:table-cell>
          <table:table-cell table:style-name="ce18" table:formula="of:=SUM([.V8:.V22])" office:value-type="float" office:value="0">
            <text:p>0,00</text:p>
          </table:table-cell>
          <table:table-cell table:style-name="ce21" table:formula="of:=SUM([.W8:.W22])" office:value-type="float" office:value="0">
            <text:p>0,00</text:p>
          </table:table-cell>
          <table:table-cell table:style-name="ce23" table:formula="of:=SUM([.X8:.X22])" office:value-type="float" office:value="0">
            <text:p>0,00</text:p>
          </table:table-cell>
          <table:table-cell table:style-name="ce25" table:formula="of:=SUM([.Y8:.Y22])" office:value-type="float" office:value="0">
            <text:p>0,00</text:p>
          </table:table-cell>
          <table:table-cell table:style-name="ce18" table:formula="of:=SUM([.Z8:.Z22])" office:value-type="float" office:value="0">
            <text:p>0,00</text:p>
          </table:table-cell>
          <table:table-cell table:style-name="ce21" table:formula="of:=SUM([.AA8:.AA22])" office:value-type="float" office:value="0">
            <text:p>0,00</text:p>
          </table:table-cell>
          <table:table-cell table:style-name="ce23" table:formula="of:=SUM([.AB8:.AB22])" office:value-type="float" office:value="0">
            <text:p>0,00</text:p>
          </table:table-cell>
          <table:table-cell table:style-name="ce25" table:formula="of:=SUM([.AC8:.AC22])" office:value-type="float" office:value="0">
            <text:p>0,00</text:p>
          </table:table-cell>
          <table:table-cell table:style-name="ce18" table:formula="of:=SUM([.AD8:.AD22])" office:value-type="float" office:value="0">
            <text:p>0,00</text:p>
          </table:table-cell>
          <table:table-cell table:style-name="ce21" table:formula="of:=SUM([.AE8:.AE22])" office:value-type="float" office:value="0">
            <text:p>0,00</text:p>
          </table:table-cell>
          <table:table-cell table:style-name="ce23" table:formula="of:=SUM([.AF8:.AF22])" office:value-type="float" office:value="0">
            <text:p>0,00</text:p>
          </table:table-cell>
          <table:table-cell table:style-name="ce25" table:formula="of:=SUM([.AG8:.AG22])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3:.I23])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9" table:formula="of:=SUM([.J23:.M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N23:.Q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R23:.U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Z23:.AC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AD23:.AG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5" table:formula="of:=SUM([.AH8:.AH22])" office:value-type="float" office:value="12.75">
            <text:p>12,75</text:p>
          </table:table-cell>
          <table:table-cell table:style-name="ce155" table:formula="of:=SUM([.AI8:.AI22])" office:value-type="float" office:value="2">
            <text:p>2,00</text:p>
          </table:table-cell>
          <table:table-cell table:style-name="ce158" table:formula="of:=SUM([.AJ8:.AJ22])" office:value-type="float" office:value="14.75">
            <text:p>14,75</text:p>
          </table:table-cell>
          <table:table-cell table:style-name="ce158" table:formula="of:=SUM([.AK8:.AK22])" office:value-type="float" office:value="52">
            <text:p>52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5" table:default-cell-style-name="ce2"/>
        <table:table-column table:style-name="co10" table:default-cell-style-name="ce2"/>
        <table:table-column table:style-name="co17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16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16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16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16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16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16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75" office:value-type="float" office:value="1">
            <text:p>1</text:p>
          </table:table-cell>
          <table:table-cell table:style-name="ce177" office:value-type="date" office:date-value="2012-11-12">
            <text:p>12-nov.-12</text:p>
          </table:table-cell>
          <table:table-cell table:style-name="ce148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8:.AG8])" office:value-type="float" office:value="0">
            <text:p>0,00</text:p>
          </table:table-cell>
          <table:table-cell table:style-name="ce156" table:formula="of:=[S3_12_nov_2012.AE8]" office:value-type="float" office:value="4">
            <text:p>4,00</text:p>
          </table:table-cell>
          <table:table-cell table:style-name="ce157" table:formula="of:=SUM([.AH8:.AI8])" office:value-type="float" office:value="4">
            <text:p>4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table:formula="of:=SUM([.C8:.C25])" office:value-type="float" office:value="265">
            <text:p>265</text:p>
          </table:table-cell>
          <table:table-cell table:style-name="ce174" table:formula="of:=[.AQ8]" office:value-type="float" office:value="265">
            <text:p>265</text:p>
          </table:table-cell>
          <table:table-cell/>
          <table:table-cell table:style-name="ce38"/>
          <table:table-cell table:style-name="ce140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140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140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140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,50</text:p>
          </table:table-cell>
          <table:table-cell table:number-columns-repeated="974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86" office:value-type="float" office:value="10">
            <text:p>10</text:p>
          </table:table-cell>
          <table:table-cell table:style-name="ce178" office:value-type="date" office:date-value="2012-11-12">
            <text:p>12-nov.-12</text:p>
          </table:table-cell>
          <table:table-cell table:style-name="ce149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9:.AG9])" office:value-type="float" office:value="0">
            <text:p>0,00</text:p>
          </table:table-cell>
          <table:table-cell table:style-name="ce156" table:formula="of:=[S3_12_nov_2012.AE9]" office:value-type="float" office:value="1">
            <text:p>1,00</text:p>
          </table:table-cell>
          <table:table-cell table:style-name="ce157" table:formula="of:=SUM([.AH9:.AI9])" office:value-type="float" office:value="1">
            <text:p>1,00</text:p>
          </table:table-cell>
          <table:table-cell table:style-name="ce160" office:value-type="float" office:value="1">
            <text:p>1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1-12">
            <text:p>12-nov.-12</text:p>
          </table:table-cell>
          <table:table-cell table:style-name="ce170" office:value-type="float" office:value="11">
            <text:p>11</text:p>
          </table:table-cell>
          <table:table-cell table:style-name="ce171" table:formula="of:=SUMIF([.E8:.E25];[.AN9];[.C8:.C25])" office:value-type="float" office:value="11">
            <text:p>11</text:p>
          </table:table-cell>
          <table:table-cell table:style-name="ce173" table:formula="of:=[.AQ8]-[.AO9]" office:value-type="float" office:value="254">
            <text:p>254</text:p>
          </table:table-cell>
          <table:table-cell table:style-name="ce174" table:formula="of:=IF([.AN9]&lt;=NOW();[.AR8]-[.AP9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86" office:value-type="float" office:value="50">
            <text:p>50</text:p>
          </table:table-cell>
          <table:table-cell table:style-name="ce178" office:value-type="date" office:date-value="2012-11-13">
            <text:p>13-nov.-12</text:p>
          </table:table-cell>
          <table:table-cell table:style-name="ce149" office:value-type="date" office:date-value="2012-11-18">
            <text:p>18 nov. 12</text:p>
          </table:table-cell>
          <table:table-cell table:style-name="ce130"/>
          <table:table-cell table:style-name="ce131"/>
          <table:table-cell table:style-name="ce132" office:value-type="float" office:value="1.5">
            <text:p>1,5</text:p>
          </table:table-cell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 office:value-type="float" office:value="1.5">
            <text:p>1,5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54" table:formula="of:=SUM([.F10:.AG10])" office:value-type="float" office:value="6">
            <text:p>6,00</text:p>
          </table:table-cell>
          <table:table-cell table:style-name="ce156" table:formula="of:=[S3_12_nov_2012.AE10]" office:value-type="float" office:value="10">
            <text:p>10,00</text:p>
          </table:table-cell>
          <table:table-cell table:style-name="ce157" table:formula="of:=SUM([.AH10:.AI10])" office:value-type="float" office:value="16">
            <text:p>16,00</text:p>
          </table:table-cell>
          <table:table-cell table:style-name="ce160" office:value-type="float" office:value="6">
            <text:p>6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1-13">
            <text:p>13-nov.-12</text:p>
          </table:table-cell>
          <table:table-cell table:style-name="ce170" office:value-type="float" office:value="50">
            <text:p>50</text:p>
          </table:table-cell>
          <table:table-cell table:style-name="ce171" table:formula="of:=SUMIF([.E8:.E25];[.AN10];[.C8:.C25])" office:value-type="float" office:value="0">
            <text:p>0</text:p>
          </table:table-cell>
          <table:table-cell table:style-name="ce173" table:formula="of:=[.AQ9]-[.AO10]" office:value-type="float" office:value="204">
            <text:p>204</text:p>
          </table:table-cell>
          <table:table-cell table:style-name="ce174" table:formula="of:=IF([.AN10]&lt;=NOW();[.AR9]-[.AP10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77" office:value-type="date" office:date-value="2012-11-14">
            <text:p>14-nov.-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1:.AG11])" office:value-type="float" office:value="0">
            <text:p>0,00</text:p>
          </table:table-cell>
          <table:table-cell table:style-name="ce156" table:formula="of:=[S3_12_nov_2012.AE11]" office:value-type="float" office:value="0">
            <text:p>0,00</text:p>
          </table:table-cell>
          <table:table-cell table:style-name="ce157" table:formula="of:=SUM([.AH11:.AI11])" office:value-type="float" office:value="0">
            <text:p>0,00</text:p>
          </table:table-cell>
          <table:table-cell table:style-name="ce161" office:value-type="float" office:value="2">
            <text:p>2,0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1-14">
            <text:p>14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5];[.AN11];[.C8:.C25])" office:value-type="float" office:value="0">
            <text:p>0</text:p>
          </table:table-cell>
          <table:table-cell table:style-name="ce173" table:formula="of:=[.AQ10]-[.AO11]" office:value-type="float" office:value="194">
            <text:p>194</text:p>
          </table:table-cell>
          <table:table-cell table:style-name="ce174" table:formula="of:=IF([.AN11]&lt;=NOW();[.AR10]-[.AP11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42" office:value-type="float" office:value="1">
            <text:p>1</text:p>
          </table:table-cell>
          <table:table-cell table:style-name="ce147" office:value-type="date" office:date-value="2012-11-16">
            <text:p>16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2:.AG12])" office:value-type="float" office:value="0">
            <text:p>0,00</text:p>
          </table:table-cell>
          <table:table-cell table:style-name="ce156" table:formula="of:=[S3_12_nov_2012.AE12]" office:value-type="float" office:value="0">
            <text:p>0,00</text:p>
          </table:table-cell>
          <table:table-cell table:style-name="ce157" table:formula="of:=SUM([.AH12:.AI12])" office:value-type="float" office:value="0">
            <text:p>0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15">
            <text:p>15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2];[.C8:.C25])" office:value-type="float" office:value="0">
            <text:p>0</text:p>
          </table:table-cell>
          <table:table-cell table:style-name="ce173" table:formula="of:=[.AQ11]-[.AO12]" office:value-type="float" office:value="194">
            <text:p>194</text:p>
          </table:table-cell>
          <table:table-cell table:style-name="ce174" table:formula="of:=IF([.AN12]&lt;=NOW();[.AR11]-[.AP12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18">
            <text:p>18-nov.-12</text:p>
          </table:table-cell>
          <table:table-cell table:style-name="ce149"/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3:.AG13])" office:value-type="float" office:value="3.25">
            <text:p>3,25</text:p>
          </table:table-cell>
          <table:table-cell table:style-name="ce156" table:formula="of:=[S3_12_nov_2012.AE13]" office:value-type="float" office:value="6">
            <text:p>6,00</text:p>
          </table:table-cell>
          <table:table-cell table:style-name="ce157" table:formula="of:=SUM([.AH13:.AI13])" office:value-type="float" office:value="9.25">
            <text:p>9,25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16">
            <text:p>16-nov.-12</text:p>
          </table:table-cell>
          <table:table-cell table:style-name="ce170" office:value-type="float" office:value="1">
            <text:p>1</text:p>
          </table:table-cell>
          <table:table-cell table:style-name="ce171" table:formula="of:=SUMIF([.E8:.E25];[.AN13];[.C8:.C25])" office:value-type="float" office:value="0">
            <text:p>0</text:p>
          </table:table-cell>
          <table:table-cell table:style-name="ce173" table:formula="of:=[.AQ12]-[.AO13]" office:value-type="float" office:value="193">
            <text:p>193</text:p>
          </table:table-cell>
          <table:table-cell table:style-name="ce174" table:formula="of:=IF([.AN13]&lt;=NOW();[.AR12]-[.AP13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41" office:value-type="float" office:value="20">
            <text:p>20</text:p>
          </table:table-cell>
          <table:table-cell table:style-name="ce177" office:value-type="date" office:date-value="2012-11-18">
            <text:p>18-nov.-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54" table:formula="of:=SUM([.F14:.AG14])" office:value-type="float" office:value="10">
            <text:p>10,00</text:p>
          </table:table-cell>
          <table:table-cell table:style-name="ce156" table:formula="of:=[S3_12_nov_2012.AE14]" office:value-type="float" office:value="10">
            <text:p>10,00</text:p>
          </table:table-cell>
          <table:table-cell table:style-name="ce157" table:formula="of:=SUM([.AH14:.AI14])" office:value-type="float" office:value="20">
            <text:p>20,00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1-17">
            <text:p>17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4];[.C8:.C25])" office:value-type="float" office:value="0">
            <text:p>0</text:p>
          </table:table-cell>
          <table:table-cell table:style-name="ce173" table:formula="of:=[.AQ13]-[.AO14]" office:value-type="float" office:value="193">
            <text:p>193</text:p>
          </table:table-cell>
          <table:table-cell table:style-name="ce174" table:formula="of:=IF([.AN14]&lt;=NOW();[.AR13]-[.AP14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147" office:value-type="date" office:date-value="2012-11-19">
            <text:p>19-nov.-12</text:p>
          </table:table-cell>
          <table:table-cell table:style-name="ce148" office:value-type="date" office:date-value="2012-11-19">
            <text:p>19 nov. 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5:.AG15])" office:value-type="float" office:value="8">
            <text:p>8,00</text:p>
          </table:table-cell>
          <table:table-cell table:style-name="ce156" table:formula="of:=[S3_12_nov_2012.AE15]" office:value-type="float" office:value="0">
            <text:p>0,00</text:p>
          </table:table-cell>
          <table:table-cell table:style-name="ce157" table:formula="of:=SUM([.AH15:.AI15])" office:value-type="float" office:value="8">
            <text:p>8,00</text:p>
          </table:table-cell>
          <table:table-cell table:style-name="ce163" office:value-type="float" office:value="8">
            <text:p>8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1-18">
            <text:p>18-nov.-12</text:p>
          </table:table-cell>
          <table:table-cell table:style-name="ce170" office:value-type="float" office:value="40">
            <text:p>40</text:p>
          </table:table-cell>
          <table:table-cell table:style-name="ce171" table:formula="of:=SUMIF([.E8:.E25];[.AN15];[.C8:.C25])" office:value-type="float" office:value="50">
            <text:p>50</text:p>
          </table:table-cell>
          <table:table-cell table:style-name="ce173" table:formula="of:=[.AQ14]-[.AO15]" office:value-type="float" office:value="153">
            <text:p>153</text:p>
          </table:table-cell>
          <table:table-cell table:style-name="ce174" table:formula="of:=IF([.AN15]&lt;=NOW();[.AR14]-[.AP15];&quot;&quot;)" office:value-type="float" office:value="204">
            <text:p>20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77" office:value-type="date" office:date-value="2012-11-20">
            <text:p>20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6:.AG16])" office:value-type="float" office:value="0">
            <text:p>0,00</text:p>
          </table:table-cell>
          <table:table-cell table:style-name="ce156" table:formula="of:=[S3_12_nov_2012.AE16]" office:value-type="float" office:value="0">
            <text:p>0,00</text:p>
          </table:table-cell>
          <table:table-cell table:style-name="ce157" table:formula="of:=SUM([.AH16:.AI16])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1-19">
            <text:p>19-nov.-12</text:p>
          </table:table-cell>
          <table:table-cell table:style-name="ce170" office:value-type="float" office:value="1">
            <text:p>1</text:p>
          </table:table-cell>
          <table:table-cell table:style-name="ce171" table:formula="of:=SUMIF([.E8:.E25];[.AN16];[.C8:.C25])" office:value-type="float" office:value="1">
            <text:p>1</text:p>
          </table:table-cell>
          <table:table-cell table:style-name="ce173" table:formula="of:=[.AQ15]-[.AO16]" office:value-type="float" office:value="152">
            <text:p>152</text:p>
          </table:table-cell>
          <table:table-cell table:style-name="ce174" table:formula="of:=IF([.AN16]&lt;=NOW();[.AR15]-[.AP16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38">
            <text:p>38</text:p>
          </table:table-cell>
          <table:table-cell table:style-name="ce79" office:value-type="string">
            <text:p>Revue et Rétrospective du sprint 3.</text:p>
          </table:table-cell>
          <table:table-cell table:style-name="ce87" office:value-type="float" office:value="1">
            <text:p>1</text:p>
          </table:table-cell>
          <table:table-cell table:style-name="ce146" office:value-type="date" office:date-value="2012-11-25">
            <text:p>25-nov.-12</text:p>
          </table:table-cell>
          <table:table-cell table:style-name="ce15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54" table:formula="of:=SUM([.F17:.AG17])" office:value-type="float" office:value="1">
            <text:p>1,00</text:p>
          </table:table-cell>
          <table:table-cell table:style-name="ce156" table:formula="of:=[S3_12_nov_2012.AE17]" office:value-type="float" office:value="0">
            <text:p>0,00</text:p>
          </table:table-cell>
          <table:table-cell table:style-name="ce157" table:formula="of:=SUM([.AH17:.AI17])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1-20">
            <text:p>20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5];[.AN17];[.C8:.C25])" office:value-type="float" office:value="0">
            <text:p>0</text:p>
          </table:table-cell>
          <table:table-cell table:style-name="ce173" table:formula="of:=[.AQ16]-[.AO17]" office:value-type="float" office:value="142">
            <text:p>142</text:p>
          </table:table-cell>
          <table:table-cell table:style-name="ce174" table:formula="of:=IF([.AN17]&lt;=NOW();[.AR16]-[.AP17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76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54" table:formula="of:=SUM([.F18:.AG18])" office:value-type="float" office:value="3">
            <text:p>3,00</text:p>
          </table:table-cell>
          <table:table-cell table:style-name="ce156" table:formula="of:=[S3_12_nov_2012.AE18]" office:value-type="float" office:value="0">
            <text:p>0,00</text:p>
          </table:table-cell>
          <table:table-cell table:style-name="ce157" table:formula="of:=SUM([.AH18:.AI18])" office:value-type="float" office:value="3">
            <text:p>3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1-21">
            <text:p>21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8];[.C8:.C25])" office:value-type="float" office:value="0">
            <text:p>0</text:p>
          </table:table-cell>
          <table:table-cell table:style-name="ce173" table:formula="of:=[.AQ17]-[.AO18]" office:value-type="float" office:value="142">
            <text:p>142</text:p>
          </table:table-cell>
          <table:table-cell table:style-name="ce174" table:formula="of:=IF([.AN18]&lt;=NOW();[.AR17]-[.AP18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7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9:.AG19])" office:value-type="float" office:value="0">
            <text:p>0,00</text:p>
          </table:table-cell>
          <table:table-cell table:style-name="ce156" table:formula="of:=[S3_12_nov_2012.AE19]" office:value-type="float" office:value="0">
            <text:p>0,00</text:p>
          </table:table-cell>
          <table:table-cell table:style-name="ce157" table:formula="of:=SUM([.AH19:.AI19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1-22">
            <text:p>22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9];[.C8:.C25])" office:value-type="float" office:value="0">
            <text:p>0</text:p>
          </table:table-cell>
          <table:table-cell table:style-name="ce173" table:formula="of:=[.AQ18]-[.AO19]" office:value-type="float" office:value="142">
            <text:p>142</text:p>
          </table:table-cell>
          <table:table-cell table:style-name="ce174" table:formula="of:=IF([.AN19]&lt;=NOW();[.AR18]-[.AP19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7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0.5">
            <text:p>0,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5">
            <text:p>1,5</text:p>
          </table:table-cell>
          <table:table-cell table:style-name="ce131"/>
          <table:table-cell table:style-name="ce132"/>
          <table:table-cell table:style-name="ce135"/>
          <table:table-cell table:style-name="ce154" table:formula="of:=SUM([.F20:.AG20])" office:value-type="float" office:value="6">
            <text:p>6,00</text:p>
          </table:table-cell>
          <table:table-cell table:style-name="ce156" table:formula="of:=[S3_12_nov_2012.AE20]" office:value-type="float" office:value="0">
            <text:p>0,00</text:p>
          </table:table-cell>
          <table:table-cell table:style-name="ce157" table:formula="of:=SUM([.AH20:.AI20])" office:value-type="float" office:value="6">
            <text:p>6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1-23">
            <text:p>23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20];[.C8:.C25])" office:value-type="float" office:value="0">
            <text:p>0</text:p>
          </table:table-cell>
          <table:table-cell table:style-name="ce173" table:formula="of:=[.AQ19]-[.AO20]" office:value-type="float" office:value="142">
            <text:p>142</text:p>
          </table:table-cell>
          <table:table-cell table:style-name="ce174" table:formula="of:=IF([.AN20]&lt;=NOW();[.AR19]-[.AP20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42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5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1:.AG21])" office:value-type="float" office:value="0">
            <text:p>0,00</text:p>
          </table:table-cell>
          <table:table-cell table:style-name="ce156" table:formula="of:=[S3_12_nov_2012.AE21]" office:value-type="float" office:value="0">
            <text:p>0,00</text:p>
          </table:table-cell>
          <table:table-cell table:style-name="ce157" table:formula="of:=SUM([.AH21:.AI21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1-24">
            <text:p>24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21];[.C8:.C25])" office:value-type="float" office:value="0">
            <text:p>0</text:p>
          </table:table-cell>
          <table:table-cell table:style-name="ce173" table:formula="of:=[.AQ20]-[.AO21]" office:value-type="float" office:value="142">
            <text:p>142</text:p>
          </table:table-cell>
          <table:table-cell table:style-name="ce174" table:formula="of:=IF([.AN21]&lt;=NOW();[.AR20]-[.AP21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2:.AG22])" office:value-type="float" office:value="0">
            <text:p>0,00</text:p>
          </table:table-cell>
          <table:table-cell table:style-name="ce156" table:formula="of:=[S3_12_nov_2012.AE22]" office:value-type="float" office:value="0">
            <text:p>0,00</text:p>
          </table:table-cell>
          <table:table-cell table:style-name="ce157" table:formula="of:=SUM([.AH22:.AI22])" office:value-type="float" office:value="0">
            <text:p>0,00</text:p>
          </table:table-cell>
          <table:table-cell table:style-name="ce164" office:value-type="float" office:value="2">
            <text:p>2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1-25">
            <text:p>25-nov.-12</text:p>
          </table:table-cell>
          <table:table-cell table:style-name="ce170" office:value-type="float" office:value="142">
            <text:p>142</text:p>
          </table:table-cell>
          <table:table-cell table:style-name="ce171" table:formula="of:=SUMIF([.E8:.E25];[.AN22];[.C8:.C25])" office:value-type="float" office:value="0">
            <text:p>0</text:p>
          </table:table-cell>
          <table:table-cell table:style-name="ce173" table:formula="of:=[.AQ21]-[.AO22]" office:value-type="float" office:value="0">
            <text:p>0</text:p>
          </table:table-cell>
          <table:table-cell table:style-name="ce174" table:formula="of:=IF([.AN22]&lt;=NOW();[.AR21]-[.AP22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3:.AG23])" office:value-type="float" office:value="0">
            <text:p>0,00</text:p>
          </table:table-cell>
          <table:table-cell table:style-name="ce156" table:formula="of:=[S3_12_nov_2012.AE23]" office:value-type="float" office:value="0">
            <text:p>0,00</text:p>
          </table:table-cell>
          <table:table-cell table:style-name="ce157" table:formula="of:=SUM([.AH23:.AI23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7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4:.AG24])" office:value-type="float" office:value="0">
            <text:p>0,00</text:p>
          </table:table-cell>
          <table:table-cell table:style-name="ce156" table:formula="of:=[S3_12_nov_2012.AE24]" office:value-type="float" office:value="0">
            <text:p>0,00</text:p>
          </table:table-cell>
          <table:table-cell table:style-name="ce157" table:formula="of:=SUM([.AH24:.AI24])" office:value-type="float" office:value="0">
            <text:p>0,00</text:p>
          </table:table-cell>
          <table:table-cell table:style-name="ce163" office:value-type="float" office:value="2">
            <text:p>2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86" office:value-type="float" office:value="1">
            <text:p>1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.75">
            <text:p>1,75</text:p>
          </table:table-cell>
          <table:table-cell table:style-name="ce132" office:value-type="float" office:value="1">
            <text:p>1</text:p>
          </table:table-cell>
          <table:table-cell table:style-name="ce135"/>
          <table:table-cell table:style-name="ce154" table:formula="of:=SUM([.F25:.AG25])" office:value-type="float" office:value="3">
            <text:p>3,00</text:p>
          </table:table-cell>
          <table:table-cell table:style-name="ce156" table:formula="of:=[S3_12_nov_2012.AE25]" office:value-type="float" office:value="0">
            <text:p>0,00</text:p>
          </table:table-cell>
          <table:table-cell table:style-name="ce157" table:formula="of:=SUM([.AH25:.AI25])" office:value-type="float" office:value="3">
            <text:p>3,00</text:p>
          </table:table-cell>
          <table:table-cell table:style-name="ce162" office:value-type="float" office:value="1">
            <text:p>1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5])" office:value-type="float" office:value="2">
            <text:p>2,00</text:p>
          </table:table-cell>
          <table:table-cell table:style-name="ce21" table:formula="of:=SUM([.G8:.G25])" office:value-type="float" office:value="3">
            <text:p>3,00</text:p>
          </table:table-cell>
          <table:table-cell table:style-name="ce23" table:formula="of:=SUM([.H8:.H25])" office:value-type="float" office:value="3.5">
            <text:p>3,50</text:p>
          </table:table-cell>
          <table:table-cell table:style-name="ce25" table:formula="of:=SUM([.I8:.I25])" office:value-type="float" office:value="3">
            <text:p>3,00</text:p>
          </table:table-cell>
          <table:table-cell table:style-name="ce18" table:formula="of:=SUM([.J8:.J25])" office:value-type="float" office:value="1">
            <text:p>1,00</text:p>
          </table:table-cell>
          <table:table-cell table:style-name="ce21" table:formula="of:=SUM([.K8:.K25])" office:value-type="float" office:value="0.25">
            <text:p>0,25</text:p>
          </table:table-cell>
          <table:table-cell table:style-name="ce23" table:formula="of:=SUM([.L8:.L25])" office:value-type="float" office:value="0">
            <text:p>0,00</text:p>
          </table:table-cell>
          <table:table-cell table:style-name="ce25" table:formula="of:=SUM([.M8:.M25])" office:value-type="float" office:value="1.5">
            <text:p>1,50</text:p>
          </table:table-cell>
          <table:table-cell table:style-name="ce18" table:formula="of:=SUM([.N8:.N25])" office:value-type="float" office:value="0">
            <text:p>0,00</text:p>
          </table:table-cell>
          <table:table-cell table:style-name="ce21" table:formula="of:=SUM([.O8:.O25])" office:value-type="float" office:value="1">
            <text:p>1,00</text:p>
          </table:table-cell>
          <table:table-cell table:style-name="ce23" table:formula="of:=SUM([.P8:.P25])" office:value-type="float" office:value="0">
            <text:p>0,00</text:p>
          </table:table-cell>
          <table:table-cell table:style-name="ce25" table:formula="of:=SUM([.Q8:.Q25])" office:value-type="float" office:value="0">
            <text:p>0,00</text:p>
          </table:table-cell>
          <table:table-cell table:style-name="ce18" table:formula="of:=SUM([.R8:.R25])" office:value-type="float" office:value="1">
            <text:p>1,00</text:p>
          </table:table-cell>
          <table:table-cell table:style-name="ce21" table:formula="of:=SUM([.S8:.S25])" office:value-type="float" office:value="1">
            <text:p>1,00</text:p>
          </table:table-cell>
          <table:table-cell table:style-name="ce23" table:formula="of:=SUM([.T8:.T25])" office:value-type="float" office:value="0">
            <text:p>0,00</text:p>
          </table:table-cell>
          <table:table-cell table:style-name="ce25" table:formula="of:=SUM([.U8:.U25])" office:value-type="float" office:value="0">
            <text:p>0,00</text:p>
          </table:table-cell>
          <table:table-cell table:style-name="ce18" table:formula="of:=SUM([.V8:.V25])" office:value-type="float" office:value="0.5">
            <text:p>0,50</text:p>
          </table:table-cell>
          <table:table-cell table:style-name="ce21" table:formula="of:=SUM([.W8:.W25])" office:value-type="float" office:value="0">
            <text:p>0,00</text:p>
          </table:table-cell>
          <table:table-cell table:style-name="ce23" table:formula="of:=SUM([.X8:.X25])" office:value-type="float" office:value="0">
            <text:p>0,00</text:p>
          </table:table-cell>
          <table:table-cell table:style-name="ce25" table:formula="of:=SUM([.Y8:.Y25])" office:value-type="float" office:value="0">
            <text:p>0,00</text:p>
          </table:table-cell>
          <table:table-cell table:style-name="ce18" table:formula="of:=SUM([.Z8:.Z25])" office:value-type="float" office:value="2">
            <text:p>2,00</text:p>
          </table:table-cell>
          <table:table-cell table:style-name="ce21" table:formula="of:=SUM([.AA8:.AA25])" office:value-type="float" office:value="1.25">
            <text:p>1,25</text:p>
          </table:table-cell>
          <table:table-cell table:style-name="ce23" table:formula="of:=SUM([.AB8:.AB25])" office:value-type="float" office:value="0">
            <text:p>0,00</text:p>
          </table:table-cell>
          <table:table-cell table:style-name="ce25" table:formula="of:=SUM([.AC8:.AC25])" office:value-type="float" office:value="4">
            <text:p>4,00</text:p>
          </table:table-cell>
          <table:table-cell table:style-name="ce18" table:formula="of:=SUM([.AD8:.AD25])" office:value-type="float" office:value="1.5">
            <text:p>1,50</text:p>
          </table:table-cell>
          <table:table-cell table:style-name="ce21" table:formula="of:=SUM([.AE8:.AE25])" office:value-type="float" office:value="3.75">
            <text:p>3,75</text:p>
          </table:table-cell>
          <table:table-cell table:style-name="ce23" table:formula="of:=SUM([.AF8:.AF25])" office:value-type="float" office:value="4">
            <text:p>4,00</text:p>
          </table:table-cell>
          <table:table-cell table:style-name="ce25" table:formula="of:=SUM([.AG8:.AG25])" office:value-type="float" office:value="6">
            <text:p>6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6:.I26])" office:value-type="float" office:value="11.5" table:number-columns-spanned="4" table:number-rows-spanned="1">
            <text:p>11,50</text:p>
          </table:table-cell>
          <table:covered-table-cell table:number-columns-repeated="3"/>
          <table:table-cell table:style-name="ce19" table:formula="of:=SUM([.J26:.M2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19" table:formula="of:=SUM([.Z26:.AC26])" office:value-type="float" office:value="7.25" table:number-columns-spanned="4" table:number-rows-spanned="1">
            <text:p>7,25</text:p>
          </table:table-cell>
          <table:covered-table-cell table:number-columns-repeated="3"/>
          <table:table-cell table:style-name="ce19" table:formula="of:=SUM([.AD26:.AG26])" office:value-type="float" office:value="15.25" table:number-columns-spanned="4" table:number-rows-spanned="1">
            <text:p>15,25</text:p>
          </table:table-cell>
          <table:covered-table-cell table:number-columns-repeated="3"/>
          <table:table-cell table:style-name="ce155" table:formula="of:=SUM([.AH8:.AH25])" office:value-type="float" office:value="40.25">
            <text:p>40,25</text:p>
          </table:table-cell>
          <table:table-cell table:style-name="ce155" table:formula="of:=SUM([.AI8:.AI25])" office:value-type="float" office:value="31">
            <text:p>31,00</text:p>
          </table:table-cell>
          <table:table-cell table:style-name="ce158" table:formula="of:=SUM([.AJ8:.AJ25])" office:value-type="float" office:value="71.25">
            <text:p>71,25</text:p>
          </table:table-cell>
          <table:table-cell table:style-name="ce158" table:formula="of:=SUM([.AK8:.AK25])" office:value-type="float" office:value="57">
            <text:p>57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4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16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16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16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16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16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16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4">
            <text:p>4,00</text:p>
          </table:table-cell>
          <table:table-cell table:style-name="ce38"/>
          <table:table-cell/>
          <table:table-cell table:style-name="ce38"/>
          <table:table-cell table:style-name="ce140" table:formula="of:=SUM([.AA26];[.W26];[.S26];[.O26];[.K26];[.G26];[.C26])" office:value-type="float" office:value="11.5">
            <text:p>11,50</text:p>
          </table:table-cell>
          <table:table-cell table:style-name="ce140" table:formula="of:=SUM([.AB26];[.X26];[.T26];[.P26];[.L26];[.H26];[.D26])" office:value-type="float" office:value="9.5">
            <text:p>9,50</text:p>
          </table:table-cell>
          <table:table-cell table:style-name="ce140" table:formula="of:=SUM([.AC26];[.Y26];[.U26];[.Q26];[.M26];[.I26];[.E26])" office:value-type="float" office:value="0">
            <text:p>0,00</text:p>
          </table:table-cell>
          <table:table-cell table:style-name="ce140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130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3">
            <text:p>3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0.75">
            <text:p>0,75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75">
            <text:p>1,75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7" table:formula="of:=SUM([.C13:.AD13])" office:value-type="float" office:value="6">
            <text:p>6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37" table:formula="of:=SUM([.C14:.AD14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5:.AD1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6:.AD16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1:.AD2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2:.AD2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3:.AD23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4:.AD2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5:.AD2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.75">
            <text:p>0,75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75">
            <text:p>1,75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6:.F26])" office:value-type="float" office:value="6" table:number-columns-spanned="4" table:number-rows-spanned="1">
            <text:p>6,00</text:p>
          </table:table-cell>
          <table:covered-table-cell table:style-name="ce19" table:formula="of:=SUM([.D26:.G26])" office:value-type="float" office:value="4">
            <text:p>4,00</text:p>
          </table:covered-table-cell>
          <table:covered-table-cell table:style-name="ce19" table:formula="of:=SUM([.E26:.H26])" office:value-type="float" office:value="1">
            <text:p>1,00</text:p>
          </table:covered-table-cell>
          <table:covered-table-cell table:style-name="ce19" table:formula="of:=SUM([.F26:.I26])" office:value-type="float" office:value="1">
            <text:p>1,00</text:p>
          </table:covered-table-cell>
          <table:table-cell table:style-name="ce19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19"/>
          <table:table-cell table:style-name="ce19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19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19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138" table:formula="of:=SUM([.AE8:.AE25])" office:value-type="float" office:value="31">
            <text:p>31,00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1" table:number-columns-repeated="3" table:default-cell-style-name="ce2"/>
        <table:table-column table:style-name="co26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6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6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6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6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6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6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11" office:value-type="float" office:value="24">
            <text:p>24</text:p>
          </table:table-cell>
          <table:table-cell table:style-name="ce181" office:value-type="string">
            <text:p>Document Sprint 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184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.5">
            <text:p>1,50</text:p>
          </table:table-cell>
          <table:table-cell table:style-name="ce157" office:value-type="float" office:value="1.5">
            <text:p>1,50</text:p>
          </table:table-cell>
          <table:table-cell table:style-name="ce159" office:value-type="float" office:value="2">
            <text:p>2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office:value-type="float" office:value="200">
            <text:p>200</text:p>
          </table:table-cell>
          <table:table-cell table:style-name="ce174" office:value-type="float" office:value="200">
            <text:p>200</text:p>
          </table:table-cell>
          <table:table-cell/>
          <table:table-cell table:style-name="ce38"/>
          <table:table-cell table:style-name="ce140" office:value-type="float" office:value="18.5">
            <text:p>18,50</text:p>
          </table:table-cell>
          <table:table-cell table:style-name="ce140" office:value-type="float" office:value="15.25">
            <text:p>15,25</text:p>
          </table:table-cell>
          <table:table-cell table:style-name="ce140" office:value-type="float" office:value="9">
            <text:p>9,00</text:p>
          </table:table-cell>
          <table:table-cell table:style-name="ce140" office:value-type="float" office:value="6">
            <text:p>6,00</text:p>
          </table:table-cell>
          <table:table-cell table:number-columns-repeated="974"/>
        </table:table-row>
        <table:table-row table:style-name="ro5">
          <table:table-cell table:style-name="ce78" office:value-type="float" office:value="30">
            <text:p>30</text:p>
          </table:table-cell>
          <table:table-cell table:style-name="ce129" office:value-type="string">
            <text:p>Scrum 29 octobre 2012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29">
            <text:p>29-oct.-12</text:p>
          </table:table-cell>
          <table:table-cell table:style-name="ce185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2">
            <text:p>12,00</text:p>
          </table:table-cell>
          <table:table-cell table:style-name="ce157" office:value-type="float" office:value="12">
            <text:p>12,00</text:p>
          </table:table-cell>
          <table:table-cell table:style-name="ce162" office:value-type="float" office:value="12">
            <text:p>12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0-29">
            <text:p>29-oct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15">
            <text:p>15</text:p>
          </table:table-cell>
          <table:table-cell table:style-name="ce173" office:value-type="float" office:value="185">
            <text:p>185</text:p>
          </table:table-cell>
          <table:table-cell table:style-name="ce174" office:value-type="float" office:value="185">
            <text:p>18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8" office:value-type="float" office:value="33">
            <text:p>33</text:p>
          </table:table-cell>
          <table:table-cell table:style-name="ce129" office:value-type="string">
            <text:p>Envoyer sprint 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">
            <text:p>1,00</text:p>
          </table:table-cell>
          <table:table-cell table:style-name="ce157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0-30">
            <text:p>30-oct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5">
            <text:p>5</text:p>
          </table:table-cell>
          <table:table-cell table:style-name="ce173" office:value-type="float" office:value="170">
            <text:p>170</text:p>
          </table:table-cell>
          <table:table-cell table:style-name="ce174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7">
            <text:p>27</text:p>
          </table:table-cell>
          <table:table-cell table:style-name="ce181" office:value-type="string">
            <text:p>Courriel Serveur Production</text:p>
          </table:table-cell>
          <table:table-cell table:style-name="ce81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4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0.5">
            <text:p>0,5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0-31">
            <text:p>31-oct.-12</text:p>
          </table:table-cell>
          <table:table-cell table:style-name="ce170" office:value-type="float" office:value="25">
            <text:p>25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45">
            <text:p>145</text:p>
          </table:table-cell>
          <table:table-cell table:style-name="ce174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8">
            <text:p>28</text:p>
          </table:table-cell>
          <table:table-cell table:style-name="ce182" office:value-type="string">
            <text:p>Courriel Licence Applicatio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5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62" office:value-type="float" office:value="0.5">
            <text:p>0,5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01">
            <text:p>01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10">
            <text:p>10</text:p>
          </table:table-cell>
          <table:table-cell table:style-name="ce173" office:value-type="float" office:value="145">
            <text:p>145</text:p>
          </table:table-cell>
          <table:table-cell table:style-name="ce174" office:value-type="float" office:value="170">
            <text:p>1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9">
            <text:p>29</text:p>
          </table:table-cell>
          <table:table-cell table:style-name="ce182" office:value-type="string">
            <text:p>Communiquer avec les chinois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5" office:value-type="date" office:date-value="2012-10-30">
            <text:p>30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.5">
            <text:p>0,50</text:p>
          </table:table-cell>
          <table:table-cell table:style-name="ce157" office:value-type="float" office:value="0.5">
            <text:p>0,50</text:p>
          </table:table-cell>
          <table:table-cell table:style-name="ce162" office:value-type="float" office:value="0.5">
            <text:p>0,5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02">
            <text:p>02-nov.-12</text:p>
          </table:table-cell>
          <table:table-cell table:style-name="ce170" office:value-type="float" office:value="65">
            <text:p>65</text:p>
          </table:table-cell>
          <table:table-cell table:style-name="ce171" office:value-type="float" office:value="30">
            <text:p>3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0">
            <text:p>20</text:p>
          </table:table-cell>
          <table:table-cell table:style-name="ce181" office:value-type="string">
            <text:p>Reverse Engineering WEHA</text:p>
          </table:table-cell>
          <table:table-cell table:style-name="ce81" office:value-type="float" office:value="25">
            <text:p>25</text:p>
          </table:table-cell>
          <table:table-cell table:style-name="ce184" office:value-type="date" office:date-value="2012-10-31">
            <text:p>31-oct.-12</text:p>
          </table:table-cell>
          <table:table-cell table:style-name="ce184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5">
            <text:p>5,00</text:p>
          </table:table-cell>
          <table:table-cell table:style-name="ce157" office:value-type="float" office:value="5">
            <text:p>5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1-03">
            <text:p>03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2">
            <text:p>32</text:p>
          </table:table-cell>
          <table:table-cell table:style-name="ce182" office:value-type="string">
            <text:p>Scrum du vendredi 2 novembre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4">
            <text:p>4,00</text:p>
          </table:table-cell>
          <table:table-cell table:style-name="ce157" office:value-type="float" office:value="4">
            <text:p>4,0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1-04">
            <text:p>04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1">
            <text:p>21</text:p>
          </table:table-cell>
          <table:table-cell table:style-name="ce181" office:value-type="string">
            <text:p>Spécification de l'API principale du programme</text:p>
          </table:table-cell>
          <table:table-cell table:style-name="ce81" office:value-type="float" office:value="60">
            <text:p>60</text:p>
          </table:table-cell>
          <table:table-cell table:style-name="ce184" office:value-type="date" office:date-value="2012-11-02">
            <text:p>02-nov.-12</text:p>
          </table:table-cell>
          <table:table-cell table:style-name="ce184" office:value-type="date" office:date-value="2012-11-05">
            <text:p>05-nov.-12</text:p>
          </table:table-cell>
          <table:table-cell table:style-name="ce130"/>
          <table:table-cell table:style-name="ce131" office:value-type="float" office:value="3">
            <text:p>3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0.5">
            <text:p>0,5</text:p>
          </table:table-cell>
          <table:table-cell table:style-name="ce132"/>
          <table:table-cell table:style-name="ce135"/>
          <table:table-cell table:style-name="ce154" office:value-type="float" office:value="3.5">
            <text:p>3,50</text:p>
          </table:table-cell>
          <table:table-cell table:style-name="ce137" office:value-type="float" office:value="3.25">
            <text:p>3,25</text:p>
          </table:table-cell>
          <table:table-cell table:style-name="ce157" office:value-type="float" office:value="6.75">
            <text:p>6,75</text:p>
          </table:table-cell>
          <table:table-cell table:style-name="ce159" office:value-type="float" office:value="10">
            <text:p>10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1-05">
            <text:p>05-nov.-12</text:p>
          </table:table-cell>
          <table:table-cell table:style-name="ce170" office:value-type="float" office:value="5">
            <text:p>5</text:p>
          </table:table-cell>
          <table:table-cell table:style-name="ce171" office:value-type="float" office:value="65">
            <text:p>65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5" office:value-type="float" office:value="31">
            <text:p>31</text:p>
          </table:table-cell>
          <table:table-cell table:style-name="ce183" office:value-type="string">
            <text:p>Scrum du 5 novembre 2012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1-05">
            <text:p>05-nov.-12</text:p>
          </table:table-cell>
          <table:table-cell table:style-name="ce185" office:value-type="date" office:date-value="2012-11-05">
            <text:p>05-nov.-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8">
            <text:p>8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8">
            <text:p>8,00</text:p>
          </table:table-cell>
          <table:table-cell table:style-name="ce162" office:value-type="float" office:value="12">
            <text:p>12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1-06">
            <text:p>06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5">
            <text:p>25</text:p>
          </table:table-cell>
          <table:table-cell table:style-name="ce181" office:value-type="string">
            <text:p>Complété le code WEHA</text:p>
          </table:table-cell>
          <table:table-cell table:style-name="ce81" office:value-type="float" office:value="20">
            <text:p>20</text:p>
          </table:table-cell>
          <table:table-cell table:style-name="ce184" office:value-type="date" office:date-value="2012-11-08">
            <text:p>08-nov.-12</text:p>
          </table:table-cell>
          <table:table-cell table:style-name="ce1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1-07">
            <text:p>07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7" office:value-type="float" office:value="26">
            <text:p>26</text:p>
          </table:table-cell>
          <table:table-cell table:style-name="ce183" office:value-type="string">
            <text:p>Planification des tests WEHA</text:p>
          </table:table-cell>
          <table:table-cell table:style-name="ce86" office:value-type="float" office:value="20">
            <text:p>20</text:p>
          </table:table-cell>
          <table:table-cell table:style-name="ce184" office:value-type="date" office:date-value="2012-11-08">
            <text:p>08-nov.-12</text:p>
          </table:table-cell>
          <table:table-cell table:style-name="ce1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5"/>
          <table:table-cell table:style-name="ce154" office:value-type="float" office:value="2">
            <text:p>2,00</text:p>
          </table:table-cell>
          <table:table-cell table:style-name="ce137" office:value-type="float" office:value="2.5">
            <text:p>2,50</text:p>
          </table:table-cell>
          <table:table-cell table:style-name="ce157" office:value-type="float" office:value="4.5">
            <text:p>4,5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1-08">
            <text:p>08-nov.-12</text:p>
          </table:table-cell>
          <table:table-cell table:style-name="ce170" office:value-type="float" office:value="40">
            <text:p>4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35">
            <text:p>3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2">
            <text:p>22</text:p>
          </table:table-cell>
          <table:table-cell table:style-name="ce18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84" office:value-type="date" office:date-value="2012-11-09">
            <text:p>09-nov.-12</text:p>
          </table:table-cell>
          <table:table-cell table:style-name="ce1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2">
            <text:p>2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1-09">
            <text:p>09-nov.-12</text:p>
          </table:table-cell>
          <table:table-cell table:style-name="ce170" office:value-type="float" office:value="20">
            <text:p>2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5">
            <text:p>1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4">
            <text:p>34</text:p>
          </table:table-cell>
          <table:table-cell table:style-name="ce182" office:value-type="string">
            <text:p>Coder la collecte de Data</text:p>
          </table:table-cell>
          <table:table-cell table:style-name="ce86" office:value-type="float" office:value="10">
            <text:p>10</text:p>
          </table:table-cell>
          <table:table-cell table:style-name="ce185" office:value-type="date" office:date-value="2012-11-09">
            <text:p>09-nov.-12</text:p>
          </table:table-cell>
          <table:table-cell table:style-name="ce185"/>
          <table:table-cell table:style-name="ce130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54" office:value-type="float" office:value="1.5">
            <text:p>1,50</text:p>
          </table:table-cell>
          <table:table-cell table:style-name="ce137" office:value-type="float" office:value="3">
            <text:p>3,00</text:p>
          </table:table-cell>
          <table:table-cell table:style-name="ce157" office:value-type="float" office:value="4.5">
            <text:p>4,5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1-10">
            <text:p>10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5">
            <text:p>1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3">
            <text:p>23</text:p>
          </table:table-cell>
          <table:table-cell table:style-name="ce182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84" office:value-type="date" office:date-value="2012-11-11">
            <text:p>11-nov.-12</text:p>
          </table:table-cell>
          <table:table-cell table:style-name="ce1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1-11">
            <text:p>11-nov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5">
            <text:p>5</text:p>
          </table:table-cell>
          <table:table-cell table:style-name="ce173" office:value-type="float" office:value="0">
            <text:p>0</text:p>
          </table:table-cell>
          <table:table-cell table:style-name="ce174" office:value-type="float" office:value="70">
            <text:p>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5">
            <text:p>35</text:p>
          </table:table-cell>
          <table:table-cell table:style-name="ce182" office:value-type="string">
            <text:p>Remise des documents du sprint 2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1-11">
            <text:p>11-nov.-12</text:p>
          </table:table-cell>
          <table:table-cell table:style-name="ce91"/>
          <table:table-cell table:style-name="ce92"/>
          <table:table-cell table:style-name="ce93"/>
          <table:table-cell table:style-name="ce133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 office:value-type="float" office:value="1">
            <text:p>1,00</text:p>
          </table:table-cell>
          <table:table-cell table:style-name="ce93"/>
          <table:table-cell table:style-name="ce96"/>
          <table:table-cell table:style-name="ce154" office:value-type="float" office:value="1">
            <text:p>1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6" table:number-columns-repeated="9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office:value-type="float" office:value="2">
            <text:p>2,00</text:p>
          </table:table-cell>
          <table:table-cell table:style-name="ce21" office:value-type="float" office:value="5.25">
            <text:p>5,25</text:p>
          </table:table-cell>
          <table:table-cell table:style-name="ce23" office:value-type="float" office:value="2">
            <text:p>2,00</text:p>
          </table:table-cell>
          <table:table-cell table:style-name="ce25" office:value-type="float" office:value="2">
            <text:p>2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12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55" office:value-type="float" office:value="16">
            <text:p>16,00</text:p>
          </table:table-cell>
          <table:table-cell table:style-name="ce138" office:value-type="float" office:value="27.25">
            <text:p>27,25</text:p>
          </table:table-cell>
          <table:table-cell table:style-name="ce158" office:value-type="float" office:value="27.25">
            <text:p>27,25</text:p>
          </table:table-cell>
          <table:table-cell table:style-name="ce158" office:value-type="float" office:value="71.5">
            <text:p>71,5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7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6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6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6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6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6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6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0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.5">
            <text:p>1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string">
            <text:p>Scrum 29 octobre 2012</text:p>
          </table:table-cell>
          <table:table-cell table:style-name="ce100" office:value-type="float" office:value="3">
            <text:p>3,00</text:p>
          </table:table-cell>
          <table:table-cell table:style-name="ce101" office:value-type="float" office:value="3">
            <text:p>3,00</text:p>
          </table:table-cell>
          <table:table-cell table:style-name="ce102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2">
            <text:p>12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3">
            <text:p>33</text:p>
          </table:table-cell>
          <table:table-cell table:style-name="ce78" office:value-type="string">
            <text:p>Envoyer sprint 1</text:p>
          </table:table-cell>
          <table:table-cell table:style-name="ce100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0.5">
            <text:p>0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5">
            <text:p>5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 office:value-type="float" office:value="1">
            <text:p>1,00</text:p>
          </table:table-cell>
          <table:table-cell table:style-name="ce102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4">
            <text:p>4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string">
            <text:p><text:s/></text:p>
          </table:table-cell>
          <table:table-cell table:style-name="ce101" office:value-type="string">
            <text:p><text:s/></text:p>
          </table:table-cell>
          <table:table-cell table:style-name="ce102" office:value-type="float" office:value="3">
            <text:p>3,00</text:p>
          </table:table-cell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.25">
            <text:p>3,25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5" office:value-type="float" office:value="31">
            <text:p>31</text:p>
          </table:table-cell>
          <table:table-cell table:style-name="ce79" office:value-type="string">
            <text:p>Scrum du 5 novembre 2012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7" office:value-type="float" office:value="26">
            <text:p>26</text:p>
          </table:table-cell>
          <table:table-cell table:style-name="ce79" office:value-type="string">
            <text:p>Planification des tests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104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104"/>
          <table:table-cell table:style-name="ce106" office:value-type="float" office:value="2.5">
            <text:p>2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">
            <text:p>1,00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.75">
            <text:p>1,7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">
            <text:p>3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1"/>
          <table:table-cell table:style-name="ce92"/>
          <table:table-cell table:style-name="ce93"/>
          <table:table-cell table:style-name="ce2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5.5">
            <text:p>5,5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25">
            <text:p>1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.5">
            <text:p>2,5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19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19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07" office:value-type="float" office:value="32.75">
            <text:p>32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6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6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6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6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6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6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108" office:value-type="string">
            <text:p>Description de la tâch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23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09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 office:value-type="float" office:value="1">
            <text:p>1,00</text:p>
          </table:table-cell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 office:value-type="float" office:value="2">
            <text:p>2,00</text:p>
          </table:table-cell>
          <table:table-cell table:style-name="ce96"/>
          <table:table-cell table:style-name="ce124" office:value-type="float" office:value="3">
            <text:p>3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1">
            <text:p>11</text:p>
          </table:table-cell>
          <table:table-cell table:style-name="ce110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9">
            <text:p>9</text:p>
          </table:table-cell>
          <table:table-cell table:style-name="ce110" office:value-type="string">
            <text:p>Accès aux Donné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1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1">
            <text:p>1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">
            <text:p>1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4">
            <text:p>14</text:p>
          </table:table-cell>
          <table:table-cell table:style-name="ce109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5">
            <text:p>15</text:p>
          </table:table-cell>
          <table:table-cell table:style-name="ce109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11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75">
            <text:p>0,75</text:p>
          </table:table-cell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 office:value-type="float" office:value="1">
            <text:p>1,00</text:p>
          </table:table-cell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5.75">
            <text:p>5,7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09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2">
            <text:p>2,00</text:p>
          </table:table-cell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2.5">
            <text:p>2,5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84" office:value-type="float" office:value="12">
            <text:p>12</text:p>
          </table:table-cell>
          <table:table-cell table:style-name="ce111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6">
            <text:p>16</text:p>
          </table:table-cell>
          <table:table-cell table:style-name="ce111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 office:value-type="float" office:value="3">
            <text:p>3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2">
            <text:p>12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14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4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4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4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14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4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4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07" office:value-type="float" office:value="9.75">
            <text:p>9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6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6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6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6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6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6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 office:value-type="float" office:value="1.5">
            <text:p>1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75">
            <text:p>0,75</text:p>
          </table:table-cell>
          <table:table-cell table:style-name="ce92"/>
          <table:table-cell table:style-name="ce93"/>
          <table:table-cell table:style-name="ce95" office:value-type="float" office:value="0.25">
            <text:p>0,25</text:p>
          </table:table-cell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 office:value-type="float" office:value="1">
            <text:p>1,00</text:p>
          </table:table-cell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4.5">
            <text:p>4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3"/>
          <table:table-cell table:style-name="ce116" office:value-type="float" office:value="1.5">
            <text:p>1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2">
            <text:p>2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5">
            <text:p>0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1.25">
            <text:p>1,25</text:p>
          </table:table-cell>
          <table:table-cell table:style-name="ce118"/>
          <table:table-cell table:style-name="ce122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1">
            <text:p>1,0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2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9">
            <text:p>9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3.25">
            <text:p>3,25</text:p>
          </table:table-cell>
          <table:table-cell table:style-name="ce126" office:value-type="float" office:value="1.5">
            <text:p>1,5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2">
            <text:p>2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.25">
            <text:p>0,25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0.5">
            <text:p>0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1.5">
            <text:p>1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125" office:value-type="float" office:value="1">
            <text:p>1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9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9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07" office:value-type="float" office:value="26.5">
            <text:p>26,50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2012-12-03</text:date>, <text:time>19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03T18:24:38.25</dc:date>
    <meta:editing-cycles>17</meta:editing-cycles>
    <meta:editing-duration>PT1H41M6S</meta:editing-duration>
    <meta:document-statistic meta:table-count="8" meta:cell-count="16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4cm" svg:width="12.197cm" svg:height="7.28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9cm" svg:y="5.052cm" style:legend-expansion="high" chart:style-name="ch2"/>
        <chart:plot-area chart:style-name="ch3" chart:data-source-has-labels="both" svg:x="1.436cm" svg:y="1.031cm" svg:width="12.802cm" svg:height="8.916cm">
          <chartooo:coordinate-region svg:x="2.093cm" svg:y="1.23cm" svg:width="11.958cm" svg:height="8.07cm"/>
          <chart:axis chart:dimension="x" chart:name="primary-x" chart:style-name="ch4" chartooo:axis-type="text">
            <chart:title svg:x="7.397cm" svg:y="10.15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8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